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5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row table:style-name="ro1">
          <table:table-cell office:value-type="string" calcext:value-type="string">
            <text:p><text:a xlink:href="#start-of-content" xlink:type="simple">Skip to content</text:a> <text:a xlink:href="https://github.com/" xlink:type="simple"> </text:a> <text:a xlink:href="../../../../../story645/matplotlib-tutorial/blob/master/data/st99_d00.dbf" xlink:type="simple">This repository</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pulls" xlink:type="simple">Pull requests </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issues" xlink:type="simple">Issues </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marketplace" xlink:type="simple">Marketplace </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explore" xlink:type="simple">Explore </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new" xlink:type="simple">New repository </text:a> <text:a xlink:href="../../../../../new/import" xlink:type="simple">Import repository </text:a> <text:a xlink:href="https://gist.github.com/" xlink:type="simple">New gist </text:a> <text:a xlink:href="../../../../../organizations/new" xlink:type="simple">New organization </text:a> This repository <text:a xlink:href="../../../../../story645/matplotlib-tutorial/issues/new" xlink:type="simple">New issue </text:a> </text:p>
          </table:table-cell>
        </table:table-row>
        <table:table-row table:style-name="ro1">
          <table:table-cell office:value-type="string" calcext:value-type="string">
            <text:p/>
          </table:table-cell>
        </table:table-row>
        <table:table-row table:style-name="ro1">
          <table:table-cell office:value-type="string" calcext:value-type="string">
            <text:p>Signed in as LucasTCook</text:p>
          </table:table-cell>
        </table:table-row>
        <table:table-row table:style-name="ro1">
          <table:table-cell office:value-type="string" calcext:value-type="string">
            <text:p/>
          </table:table-cell>
        </table:table-row>
        <table:table-row table:style-name="ro1">
          <table:table-cell office:value-type="string" calcext:value-type="string">
            <text:p><text:a xlink:href="../../../../../LucasTCook" xlink:type="simple">Your profile </text:a></text:p>
          </table:table-cell>
        </table:table-row>
        <table:table-row table:style-name="ro1">
          <table:table-cell office:value-type="string" calcext:value-type="string">
            <text:p/>
          </table:table-cell>
        </table:table-row>
        <table:table-row table:style-name="ro1">
          <table:table-cell office:value-type="string" calcext:value-type="string">
            <text:p><text:a xlink:href="../../../../../LucasTCook%3Ftab=stars" xlink:type="simple">Your stars </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gist.github.com/" xlink:type="simple">Your gists</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help.github.com/" xlink:type="simple">Help </text:a></text:p>
          </table:table-cell>
        </table:table-row>
        <table:table-row table:style-name="ro1">
          <table:table-cell office:value-type="string" calcext:value-type="string">
            <text:p/>
          </table:table-cell>
        </table:table-row>
        <table:table-row table:style-name="ro1">
          <table:table-cell office:value-type="string" calcext:value-type="string">
            <text:p><text:a xlink:href="../../../../../settings/profile" xlink:type="simple">Settings </text:a></text:p>
          </table:table-cell>
        </table:table-row>
        <table:table-row table:style-name="ro1">
          <table:table-cell office:value-type="string" calcext:value-type="string">
            <text:p/>
          </table:table-cell>
        </table:table-row>
        <table:table-row table:style-name="ro1">
          <table:table-cell office:value-type="string" calcext:value-type="string">
            <text:p>Sign out</text:p>
          </table:table-cell>
        </table:table-row>
        <table:table-row table:style-name="ro1">
          <table:table-cell office:value-type="string" calcext:value-type="string">
            <text:p/>
          </table:table-cell>
        </table:table-row>
        <table:table-row table:style-name="ro1">
          <table:table-cell office:value-type="string" calcext:value-type="string">
            <text:p>Sign out</text:p>
          </table:table-cell>
        </table:table-row>
        <table:table-row table:style-name="ro1">
          <table:table-cell office:value-type="string" calcext:value-type="string">
            <text:p/>
          </table:table-cell>
        </table:table-row>
        <table:table-row table:style-name="ro1">
          <table:table-cell office:value-type="string" calcext:value-type="string">
            <text:p><text:a xlink:href="../../../../../story645/matplotlib-tutorial/subscription" xlink:type="simple">Watch </text:a> <text:a xlink:href="../../../../../story645/matplotlib-tutorial/watchers" xlink:type="simple">1 </text:a> Notifications Not watching Be notified when participating or @mentioned. Watch Watching Be notified of all conversations. Unwatch Ignoring Never be notified. Stop ignoring </text:p>
          </table:table-cell>
        </table:table-row>
        <table:table-row table:style-name="ro1">
          <table:table-cell office:value-type="string" calcext:value-type="string">
            <text:p/>
          </table:table-cell>
        </table:table-row>
        <table:table-row table:style-name="ro1">
          <table:table-cell office:value-type="string" calcext:value-type="string">
            <text:p>Unstar <text:a xlink:href="../../../../../story645/matplotlib-tutorial/stargazers" xlink:type="simple">11 </text:a> Star <text:a xlink:href="../../../../../story645/matplotlib-tutorial/stargazers" xlink:type="simple">11 </text:a> </text:p>
          </table:table-cell>
        </table:table-row>
        <table:table-row table:style-name="ro1">
          <table:table-cell office:value-type="string" calcext:value-type="string">
            <text:p/>
          </table:table-cell>
        </table:table-row>
        <table:table-row table:style-name="ro1">
          <table:table-cell office:value-type="string" calcext:value-type="string">
            <text:p>Fork <text:a xlink:href="../../../../../story645/matplotlib-tutorial/network" xlink:type="simple">9 </text:a> </text:p>
          </table:table-cell>
        </table:table-row>
        <table:table-row table:style-name="ro1">
          <table:table-cell office:value-type="string" calcext:value-type="string">
            <text:p/>
          </table:table-cell>
        </table:table-row>
        <table:table-row table:style-name="ro2">
          <table:table-cell table:style-name="ce2" office:value-type="string" calcext:value-type="string">
            <text:p><text:a xlink:href="../../../../../story645" xlink:type="simple">story645</text:a>/<text:a xlink:href="../../../../../story645/matplotlib-tutorial" xlink:type="simple">matplotlib-tutorial</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story645/matplotlib-tutorial" xlink:type="simple">Code</text:a> <text:a xlink:href="../../../../../story645/matplotlib-tutorial/issues" xlink:type="simple">Issues0</text:a> <text:a xlink:href="../../../../../story645/matplotlib-tutorial/pulls" xlink:type="simple">Pull requests1</text:a> <text:a xlink:href="../../../../../story645/matplotlib-tutorial/projects" xlink:type="simple">Projects 0</text:a> <text:a xlink:href="../../../../../story645/matplotlib-tutorial/wiki" xlink:type="simple">Wiki </text:a> <text:a xlink:href="../../../../../story645/matplotlib-tutorial/pulse" xlink:type="simple">Insights </text:a> <text:a xlink:href="../../../../../story645/matplotlib-tutorial/blob/4e7e541bc120b3ed5e767cbd5780a4ce637b6c75/data/st99_d00.dbf" xlink:type="simple">Permalink</text:a> Branch: master Switch branches/tags </text:p>
          </table:table-cell>
        </table:table-row>
        <table:table-row table:style-name="ro1">
          <table:table-cell office:value-type="string" calcext:value-type="string">
            <text:p/>
          </table:table-cell>
        </table:table-row>
        <table:table-row table:style-name="ro1">
          <table:table-cell office:value-type="string" calcext:value-type="string">
            <text:p><text:a xlink:href="#" xlink:type="simple">Branches</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 xlink:type="simple">Tags</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story645/matplotlib-tutorial/blob/master/data/st99_d00.dbf" xlink:type="simple">master </text:a> Nothing to show Nothing to show <text:a xlink:href="../../../../../story645/matplotlib-tutorial/find/master" xlink:type="simple">Find file </text:a> Copy path <text:a xlink:href="../../../../../story645/matplotlib-tutorial" xlink:type="simple">matplotlib-tutorial</text:a>/<text:a xlink:href="../../../../../story645/matplotlib-tutorial/tree/master/data" xlink:type="simple">data</text:a>/st99_d00.dbf Fetching contributors… Cannot retrieve contributors at this time <text:a xlink:href="../../../../../story645/matplotlib-tutorial/raw/master/data/st99_d00.dbf" xlink:type="simple">Download</text:a> <text:a xlink:href="../../../../../story645/matplotlib-tutorial/commits/master/data/st99_d00.dbf" xlink:type="simple">History</text:a> <text:a xlink:href="x-github-client://openRepo/https://github.com/story645/matplotlib-tutorial?branch=master&amp;filepath=data%2Fst99_d00.dbf" xlink:type="simple"> </text:a> 56.1 KB <text:a xlink:href="../../../../../story645/matplotlib-tutorial/blob/master/data/st99_d00.dbf%3Fraw=true" xlink:type="simple">View Raw</text:a> Jump to Line Go </text:p>
          </table:table-cell>
        </table:table-row>
        <table:table-row table:style-name="ro1">
          <table:table-cell office:value-type="string" calcext:value-type="string">
            <text:p/>
          </table:table-cell>
        </table:table-row>
        <table:table-row table:style-name="ro1">
          <table:table-cell office:value-type="string" calcext:value-type="string">
            <text:p>© 2018 GitHub, Inc.</text:p>
          </table:table-cell>
        </table:table-row>
        <table:table-row table:style-name="ro1">
          <table:table-cell office:value-type="string" calcext:value-type="string">
            <text:p/>
          </table:table-cell>
        </table:table-row>
        <table:table-row table:style-name="ro1">
          <table:table-cell office:value-type="string" calcext:value-type="string">
            <text:p><text:a xlink:href="https://help.github.com/articles/github-terms-of-service/" xlink:type="simple">Terms</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github.com/site/privacy" xlink:type="simple">Privacy</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help.github.com/articles/github-security/" xlink:type="simple">Security</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status.github.com/" xlink:type="simple">Status</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help.github.com/" xlink:type="simple">Help</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github.com/" xlink:type="simple"> </text:a> </text:p>
          </table:table-cell>
        </table:table-row>
        <table:table-row table:style-name="ro1">
          <table:table-cell office:value-type="string" calcext:value-type="string">
            <text:p/>
          </table:table-cell>
        </table:table-row>
        <table:table-row table:style-name="ro1">
          <table:table-cell office:value-type="string" calcext:value-type="string">
            <text:p><text:a xlink:href="https://github.com/contact" xlink:type="simple">Contact GitHub</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developer.github.com/" xlink:type="simple">API</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training.github.com/" xlink:type="simple">Training</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shop.github.com/" xlink:type="simple">Shop</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github.com/blog" xlink:type="simple">Blog</text:a></text:p>
          </table:table-cell>
        </table:table-row>
        <table:table-row table:style-name="ro1">
          <table:table-cell office:value-type="string" calcext:value-type="string">
            <text:p/>
          </table:table-cell>
        </table:table-row>
        <table:table-row table:style-name="ro1">
          <table:table-cell office:value-type="string" calcext:value-type="string">
            <text:p><text:a xlink:href="https://github.com/about" xlink:type="simple">About</text:a></text:p>
          </table:table-cell>
        </table:table-row>
        <table:table-row table:style-name="ro1">
          <table:table-cell office:value-type="string" calcext:value-type="string">
            <text:p/>
          </table:table-cell>
        </table:table-row>
        <table:table-row table:style-name="ro1">
          <table:table-cell office:value-type="string" calcext:value-type="string">
            <text:p>You can't perform that action at this time. You signed in with another tab or window. Reload to refresh your session. You signed out in another tab or window. Reload to refresh your session.</text:p>
          </table:table-cell>
        </table:table-row>
      </table:table>
      <table:named-expressions>
        <table:named-range table:name="HTML_all" table:base-cell-address="$Sheet1.$A$1" table:cell-range-address=".$A$1:.$A$71"/>
        <table:named-range table:name="HTML_tables" table:base-cell-address="$Sheet1.$A$1" table:cell-range-address=".$A$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plotlib-tutorial/st99_d00.dbf at master · story645/matplotlib-tutorial</dc:title>
    <dc:description>matplotlib-tutorial - Beyond Defaults: Creating Polished Visualizations Using Matplotlib </dc:description>
    <meta:document-statistic meta:table-count="1" meta:cell-count="71" meta:object-count="0"/>
    <meta:generator>LibreOffice/5.4.5.1$Linux_X86_64 LibreOffice_project/40m0$Build-1</meta:generator>
    <meta:user-defined meta:name=""/>
    <meta:user-defined meta:name="analytics-location">/&lt;user-name&gt;/&lt;repo-name&gt;/blob/show</meta:user-defined>
    <meta:user-defined meta:name="browser-errors-url">https://api.github.com/_private/browser/errors</meta:user-defined>
    <meta:user-defined meta:name="browser-stats-url">https://api.github.com/_private/browser/stats</meta:user-defined>
    <meta:user-defined meta:name="dimension1" meta:value-type="string">Logged In</meta:user-defined>
    <meta:user-defined meta:name="enabled-features" meta:value-type="string">UNIVERSE_BANNER,FREE_TRIALS,MARKETPLACE_INSIGHTS,MARKETPLACE_INSIGHTS_CONVERSION_PERCENTAGES</meta:user-defined>
    <meta:user-defined meta:name="expected-hostname" meta:value-type="string">github.com</meta:user-defined>
    <meta:user-defined meta:name="go-import" meta:value-type="string">github.com/story645/matplotlib-tutorial git https://github.com/story645/matplotlib-tutorial.git</meta:user-defined>
    <meta:user-defined meta:name="google-analytics" meta:value-type="string">UA-3769691-2</meta:user-defined>
    <meta:user-defined meta:name="google-site-verification" meta:value-type="string">KT5gs8h0wvaagLKAVWq8bbeNwnZZK1r1XQysX3xurLU</meta:user-defined>
    <meta:user-defined meta:name="hostname" meta:value-type="string">github.com</meta:user-defined>
    <meta:user-defined meta:name="html-safe-nonce" meta:value-type="string">bb81a935785fd99938b1e69c85ec0bca562572dc</meta:user-defined>
    <meta:user-defined meta:name="hydro-events-url" meta:value-type="string">https://github.com/hydro_browser_events</meta:user-defined>
    <meta:user-defined meta:name="js-proxy-site-detection-payload" meta:value-type="string">NDRjYjFlYjQ1MDA3MDAyZjk2NTIyMjExZjJiNmQzMTM3MjFiN2YyMDVlMTViNGQ2ZDExNTk2ODhjZjZkOTViNnx7InJlbW90ZV9hZGRyZXNzIjoiNzQuMTMyLjExNy4xOSIsInJlcXVlc3RfaWQiOiJDNTg1OjQ0OUE6MjEyNzc0NjozRDVBNTA4OjVBOThCNTg2IiwidGltZXN0YW1wIjoxNTE5OTU3MzkxLCJob3N0IjoiZ2l0aHViLmNvbSJ9</meta:user-defined>
    <meta:user-defined meta:name="octolytics-actor-hash" meta:value-type="string">68a92bb3aaf8607d91f60c74f3e97135e626e1e4e93b23818aceba36f5deffd3</meta:user-defined>
    <meta:user-defined meta:name="octolytics-actor-id" meta:value-type="string">21374380</meta:user-defined>
    <meta:user-defined meta:name="octolytics-actor-login" meta:value-type="string">LucasTCook</meta:user-defined>
    <meta:user-defined meta:name="octolytics-app-id" meta:value-type="string">github</meta:user-defined>
    <meta:user-defined meta:name="octolytics-dimension-region_edge" meta:value-type="string">iad</meta:user-defined>
    <meta:user-defined meta:name="octolytics-dimension-region_render" meta:value-type="string">iad</meta:user-defined>
    <meta:user-defined meta:name="octolytics-dimension-repository_explore_github_marketplace_ci_cta_shown" meta:value-type="string">false</meta:user-defined>
    <meta:user-defined meta:name="octolytics-dimension-repository_id" meta:value-type="string">18621471</meta:user-defined>
    <meta:user-defined meta:name="octolytics-dimension-repository_is_fork" meta:value-type="string">false</meta:user-defined>
    <meta:user-defined meta:name="octolytics-dimension-repository_network_root_id" meta:value-type="string">18621471</meta:user-defined>
    <meta:user-defined meta:name="octolytics-dimension-repository_network_root_nwo" meta:value-type="string">story645/matplotlib-tutorial</meta:user-defined>
    <meta:user-defined meta:name="octolytics-dimension-repository_nwo" meta:value-type="string">story645/matplotlib-tutorial</meta:user-defined>
    <meta:user-defined meta:name="octolytics-dimension-repository_public" meta:value-type="string">true</meta:user-defined>
    <meta:user-defined meta:name="octolytics-dimension-request_id" meta:value-type="string">C585:449A:2127746:3D5A508:5A98B586</meta:user-defined>
    <meta:user-defined meta:name="octolytics-dimension-user_id" meta:value-type="string">1300499</meta:user-defined>
    <meta:user-defined meta:name="octolytics-dimension-user_login" meta:value-type="string">story645</meta:user-defined>
    <meta:user-defined meta:name="octolytics-event-url" meta:value-type="string">https://collector.githubapp.com/github-external/browser_event</meta:user-defined>
    <meta:user-defined meta:name="octolytics-host" meta:value-type="string">collector.githubapp.com</meta:user-defined>
    <meta:user-defined meta:name="pjax-timeout" meta:value-type="string">1000</meta:user-defined>
    <meta:user-defined meta:name="request-id" meta:value-type="string">C585:449A:2127746:3D5A508:5A98B586</meta:user-defined>
    <meta:user-defined meta:name="selected-link" meta:value-type="string"/>
    <meta:user-defined meta:name="theme-color" meta:value-type="string">#1e2327</meta:user-defined>
    <meta:user-defined meta:name="u2f-support" meta:value-type="string">true</meta:user-defined>
    <meta:user-defined meta:name="user-login" meta:value-type="string">LucasTCook</meta:user-defined>
    <meta:user-defined meta:name="viewport" meta:value-type="string">width=device-width</meta:user-defined>
  </office:meta>
</office:document-meta>
</file>